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35cm"/>
    </style:style>
    <style:style style:name="gr2" style:family="graphic" style:parent-style-name="standard">
      <style:graphic-properties draw:stroke="none" svg:stroke-color="#000000" draw:fill="none" draw:fill-color="#ffffff" fo:min-height="5.35cm"/>
    </style:style>
    <style:style style:name="gr3" style:family="graphic" style:parent-style-name="standard">
      <style:graphic-properties draw:fill="solid" draw:fill-color="#aa2e2e" draw:textarea-horizontal-align="justify" draw:textarea-vertical-align="middle" draw:auto-grow-height="false" fo:min-height="0.75cm" fo:min-width="6.6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objectwithoutfill">
      <style:graphic-properties svg:stroke-color="#3465a4" draw:fill="solid" draw:textarea-vertical-align="middle" draw:shadow="visible"/>
    </style:style>
    <style:style style:name="P1" style:family="paragraph">
      <loext:graphic-properties draw:fill="none" draw:fill-color="#ffffff"/>
      <style:paragraph-properties fo:margin-left="0cm" fo:margin-right="0cm" fo:text-indent="10.7cm"/>
    </style:style>
    <style:style style:name="P2" style:family="paragraph">
      <loext:graphic-properties draw:fill="solid" draw:fill-color="#aa2e2e"/>
      <style:paragraph-properties fo:margin-left="0cm" fo:margin-right="0cm" fo:text-align="center" fo:text-indent="10.7cm"/>
    </style:style>
    <style:style style:name="P3" style:family="paragraph">
      <loext:graphic-properties draw:fill="solid"/>
      <style:paragraph-properties fo:margin-left="0cm" fo:margin-right="0cm" fo:text-align="center" fo:text-indent="10.7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cm" svg:height="2.6cm" svg:x="5cm" svg:y="2.2cm">
          <draw:text-box>
            <text:p>FORM PROJECT : 1</text:p>
            <text:p/>
            <text:p>Student Name and Marks Submission Form</text:p>
          </draw:text-box>
        </draw:frame>
        <draw:frame draw:style-name="gr2" draw:text-style-name="P1" draw:layer="layout" svg:width="14.3cm" svg:height="5.6cm" svg:x="1.9cm" svg:y="4.9cm">
          <draw:text-box>
            <text:p>Welcome To Students Form </text:p>
            <text:p/>
            <text:p>Enter Name of Student :</text:p>
            <text:p/>
            <text:p/>
            <text:p/>
            <text:p>Enter Marks of Student :</text:p>
          </draw:text-box>
        </draw:frame>
        <draw:custom-shape draw:style-name="gr3" draw:text-style-name="P2" draw:layer="layout" svg:width="7.1cm" svg:height="1cm" svg:x="9.6cm" svg:y="6.6cm">
          <text:p/>
          <draw:enhanced-geometry svg:viewBox="0 0 21600 21600" draw:type="rectangle" draw:enhanced-path="M 0 0 L 21600 0 21600 21600 0 21600 0 0 Z N"/>
        </draw:custom-shape>
        <draw:polyline draw:style-name="gr4" draw:text-style-name="P3" draw:layer="layout" svg:width="8.999cm" svg:height="0.699cm" svg:x="9.3cm" svg:y="9.4cm" svg:viewBox="0 0 9000 700" draw:points="0,0 8800,0 100,0 100,700 9000,700 9000,0 7900,0">
          <text:p/>
        </draw:polyline>
        <draw:frame draw:style-name="gr5" draw:text-style-name="P1" draw:layer="layout" svg:width="4.6cm" svg:height="0.962cm" svg:x="3.9cm" svg:y="11.238cm">
          <draw:text-box>
            <text:p>submit</text:p>
          </draw:text-box>
        </draw:frame>
        <draw:polyline draw:style-name="gr4" draw:text-style-name="P3" draw:layer="layout" svg:width="8.999cm" svg:height="18.299cm" draw:transform="rotate (-1.5707963267949) translate (19.6cm 4.29999999999998cm)" svg:viewBox="0 0 9000 18300" draw:points="0,18200 9000,18200 9000,0 500,0 500,18300 500,11300 500,9400">
          <text:p/>
        </draw:polyline>
        <draw:connector draw:style-name="gr6" draw:text-style-name="P3" draw:layer="layout" draw:type="line" svg:x1="3.466cm" svg:y1="15.002cm" svg:x2="11.006cm" svg:y2="14.949cm" svg:d="M3466 15002l7540-53" svg:viewBox="0 0 7541 54">
          <text:p/>
        </draw:connector>
        <draw:connector draw:style-name="gr6" draw:text-style-name="P3" draw:layer="layout" draw:type="line" svg:x1="6.165cm" svg:y1="16.245cm" svg:x2="14.049cm" svg:y2="16.219cm" svg:d="M6165 16245l7884-26" svg:viewBox="0 0 7885 27">
          <text:p/>
        </draw:connector>
        <draw:connector draw:style-name="gr6" draw:text-style-name="P3" draw:layer="layout" draw:type="line" svg:x1="12.7cm" svg:y1="14.605cm" svg:x2="16.14cm" svg:y2="14.737cm" svg:d="M12700 14605l3440 132" svg:viewBox="0 0 3441 13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2-21T18:13:54.558077067</meta:creation-date>
    <dc:date>2021-02-21T18:47:18.255905768</dc:date>
    <meta:editing-duration>PT22M38S</meta:editing-duration>
    <meta:editing-cycles>4</meta:editing-cycles>
    <meta:generator>LibreOffice/6.3.2.2$Linux_X86_64 LibreOffice_project/30$Build-2</meta:generator>
    <meta:document-statistic meta:object-count="9"/>
  </office:meta>
</office:document-meta>
</file>